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6.99mm"/>
    </style:style>
    <style:style style:name="co8" style:family="table-column">
      <style:table-column-properties fo:break-before="auto" style:column-width="34.89mm"/>
    </style:style>
    <style:style style:name="co9" style:family="table-column">
      <style:table-column-properties fo:break-before="auto" style:column-width="31.29mm"/>
    </style:style>
    <style:style style:name="co10" style:family="table-column">
      <style:table-column-properties fo:break-before="auto" style:column-width="15.26mm"/>
    </style:style>
    <style:style style:name="co11" style:family="table-column">
      <style:table-column-properties fo:break-before="auto" style:column-width="34.33mm"/>
    </style:style>
    <style:style style:name="co12" style:family="table-column">
      <style:table-column-properties fo:break-before="auto" style:column-width="47.61mm"/>
    </style:style>
    <style:style style:name="co6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6.16mm"/>
    </style:style>
    <style:style style:name="co14" style:family="table-column">
      <style:table-column-properties fo:break-before="auto" style:column-width="51.75mm"/>
    </style:style>
    <style:style style:name="co15" style:family="table-column">
      <style:table-column-properties fo:break-before="auto" style:column-width="30.74mm"/>
    </style:style>
    <style:style style:name="co16" style:family="table-column">
      <style:table-column-properties fo:break-before="auto" style:column-width="12.49mm"/>
    </style:style>
    <style:style style:name="co17" style:family="table-column">
      <style:table-column-properties fo:break-before="auto" style:column-width="32.12mm"/>
    </style:style>
    <style:style style:name="co18" style:family="table-column">
      <style:table-column-properties fo:break-before="auto" style:column-width="27.69mm"/>
    </style:style>
    <style:style style:name="co19" style:family="table-column">
      <style:table-column-properties fo:break-before="auto" style:column-width="38.47mm"/>
    </style:style>
    <style:style style:name="co21" style:family="table-column">
      <style:table-column-properties fo:break-before="auto" style:column-width="21.06mm"/>
    </style:style>
    <style:style style:name="co22" style:family="table-column">
      <style:table-column-properties fo:break-before="auto" style:column-width="138.01mm"/>
    </style:style>
    <style:style style:name="co23" style:family="table-column">
      <style:table-column-properties fo:break-before="auto" style:column-width="32.4mm"/>
    </style:style>
    <style:style style:name="co24" style:family="table-column">
      <style:table-column-properties fo:break-before="auto" style:column-width="19.69mm"/>
    </style:style>
    <style:style style:name="co25" style:family="table-column">
      <style:table-column-properties fo:break-before="auto" style:column-width="7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Verdan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Verdana" fo:font-weight="bold" style:font-weight-asian="bold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style:text-position="" style:font-name="Verdan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"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Verdana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/>
    </style:style>
    <style:style style:name="ce1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Verdana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  <style:text-properties style:font-name="Verdana" fo:font-weight="bold" style:font-weight-asian="bold" style:font-weight-complex="bold"/>
    </style:style>
    <style:style style:name="ce22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  <style:text-properties style:font-name="Verdana"/>
    </style:style>
    <style:style style:name="ce23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style:font-name="Verdana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Planning" table:style-name="ta1" table:print="false"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6" table:visibility="collapse" table:number-columns-repeated="1019" table:default-cell-style-name="ce16"/>
        <table:table-row table:style-name="ro1">
          <table:table-cell table:style-name="ce14" office:value-type="string" calcext:value-type="string">
            <text:p>N° Projet</text:p>
          </table:table-cell>
          <table:table-cell table:style-name="ce14" office:value-type="string" calcext:value-type="string">
            <text:p>Projet</text:p>
          </table:table-cell>
          <table:table-cell table:style-name="ce14" office:value-type="string" calcext:value-type="string">
            <text:p>Durée estimée</text:p>
          </table:table-cell>
          <table:table-cell table:style-name="ce14" office:value-type="string" calcext:value-type="string">
            <text:p>Début</text:p>
          </table:table-cell>
          <table:table-cell table:style-name="ce14" office:value-type="string" calcext:value-type="string">
            <text:p>Date prévisionnelle de la soutenance</text:p>
          </table:table-cell>
          <table:table-cell table:style-name="ce18" table:number-columns-repeated="1019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Découvrez le quotidien d'un développeur web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date" office:date-value="2020-05-18" calcext:value-type="date">
            <text:p>18/05/20</text:p>
          </table:table-cell>
          <table:table-cell table:style-name="ce17" office:value-type="date" office:date-value="2020-06-10" calcext:value-type="date">
            <text:p>10/06/20</text:p>
          </table:table-cell>
          <table:table-cell table:number-columns-repeated="1019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Transformez votre CV en site web</text:p>
          </table:table-cell>
          <table:table-cell table:style-name="ce15" office:value-type="float" office:value="70" calcext:value-type="float">
            <text:p>70</text:p>
          </table:table-cell>
          <table:table-cell table:style-name="ce17" office:value-type="date" office:date-value="2020-06-11" calcext:value-type="date">
            <text:p>11/06/20</text:p>
          </table:table-cell>
          <table:table-cell table:style-name="ce17" office:value-type="date" office:date-value="2020-08-05" calcext:value-type="date">
            <text:p>05/08/20</text:p>
          </table:table-cell>
          <table:table-cell table:number-columns-repeated="1019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Dynamisez une page web avec des animations CSS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date" office:date-value="2020-08-06" calcext:value-type="date">
            <text:p>06/08/20</text:p>
          </table:table-cell>
          <table:table-cell table:style-name="ce17" office:value-type="date" office:date-value="2020-10-29" calcext:value-type="date">
            <text:p>29/10/20</text:p>
          </table:table-cell>
          <table:table-cell table:number-columns-repeated="1019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Optimisez un site web existant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date" office:date-value="2020-10-30" calcext:value-type="date">
            <text:p>30/10/20</text:p>
          </table:table-cell>
          <table:table-cell table:style-name="ce17" office:value-type="date" office:date-value="2020-12-03" calcext:value-type="date">
            <text:p>03/12/20</text:p>
          </table:table-cell>
          <table:table-cell table:number-columns-repeated="1019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Construisez un site e-commerce</text:p>
          </table:table-cell>
          <table:table-cell table:style-name="ce15" office:value-type="float" office:value="90" calcext:value-type="float">
            <text:p>90</text:p>
          </table:table-cell>
          <table:table-cell table:style-name="ce17" office:value-type="date" office:date-value="2020-12-04" calcext:value-type="date">
            <text:p>04/12/20</text:p>
          </table:table-cell>
          <table:table-cell table:style-name="ce17" office:value-type="date" office:date-value="2021-02-18" calcext:value-type="date">
            <text:p>18/02/21</text:p>
          </table:table-cell>
          <table:table-cell table:number-columns-repeated="1019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Construisez une API sécurisée pour une application d'avis gastronomiques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date" office:date-value="2021-02-19" calcext:value-type="date">
            <text:p>19/02/21</text:p>
          </table:table-cell>
          <table:table-cell table:style-name="ce17" office:value-type="date" office:date-value="2021-04-01" calcext:value-type="date">
            <text:p>01/04/21</text:p>
          </table:table-cell>
          <table:table-cell table:number-columns-repeated="1019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Créez un réseau social d'entreprise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date" office:date-value="2021-04-02" calcext:value-type="date">
            <text:p>02/04/21</text:p>
          </table:table-cell>
          <table:table-cell table:style-name="ce17" office:value-type="date" office:date-value="2021-05-16" calcext:value-type="date">
            <text:p>16/05/21</text:p>
          </table:table-cell>
          <table:table-cell table:number-columns-repeated="1019"/>
        </table:table-row>
        <table:table-row table:style-name="ro1" table:visibility="collapse" table:number-rows-repeated="104856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alculs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12" table:default-cell-style-name="ce3"/>
        <table:table-column table:style-name="co6" table:visibility="collapse" table:number-columns-repeated="1017" table:default-cell-style-name="ce3"/>
        <table:table-row table:style-name="ro1">
          <table:table-cell table:style-name="ce6" table:number-columns-repeated="2"/>
          <table:table-cell table:style-name="ce5"/>
          <table:table-cell table:style-name="ce1" office:value-type="string" calcext:value-type="string">
            <text:p>Projet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ajusté</text:p>
          </table:table-cell>
          <table:table-cell table:style-name="ce1" office:value-type="string" calcext:value-type="string">
            <text:p>Temps réajusté cumul</text:p>
          </table:table-cell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Durée totale estimée en heures de la formation</text:p>
          </table:table-cell>
          <table:table-cell table:style-name="ce2" office:value-type="float" office:value="400" calcext:value-type="float">
            <text:p>40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[Calculs.E2]*1.2075" office:value-type="float" office:value="24.15" calcext:value-type="float">
            <text:p>24,15</text:p>
          </table:table-cell>
          <table:table-cell table:style-name="ce2" table:formula="of:=[Calculs.F2]" office:value-type="float" office:value="24.15" calcext:value-type="float">
            <text:p>24,1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urée en heure d'un jour de formation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[Calculs.E3]*1.2075" office:value-type="float" office:value="84.525" calcext:value-type="float">
            <text:p>84,53</text:p>
          </table:table-cell>
          <table:table-cell table:style-name="ce2" table:formula="of:=SUM([Calculs.F2:.F3])" office:value-type="float" office:value="108.675" calcext:value-type="float">
            <text:p>108,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stimation du nombre de jours de formation requis </text:p>
          </table:table-cell>
          <table:table-cell table:style-name="ce2" table:formula="of:=[Calculs.B2]/[Calculs.B3]" office:value-type="float" office:value="57.1428571428571" calcext:value-type="float">
            <text:p>57,1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[Calculs.E4]*1.2075" office:value-type="float" office:value="108.675" calcext:value-type="float">
            <text:p>108,68</text:p>
          </table:table-cell>
          <table:table-cell table:style-name="ce2" table:formula="of:=SUM([Calculs.F2:.F4])" office:value-type="float" office:value="217.35" calcext:value-type="float">
            <text:p>217,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mbre de jours de formation alloués</text:p>
          </table:table-cell>
          <table:table-cell table:style-name="ce2" office:value-type="float" office:value="69" calcext:value-type="float">
            <text:p>6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Calculs.E5]*1.2075" office:value-type="float" office:value="36.225" calcext:value-type="float">
            <text:p>36,23</text:p>
          </table:table-cell>
          <table:table-cell table:style-name="ce2" table:formula="of:=SUM([Calculs.F2:.F5])" office:value-type="float" office:value="253.575" calcext:value-type="float">
            <text:p>253,5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justement de la durée totale en heures pour coller au planning et laisser des marges d'erreurs</text:p>
          </table:table-cell>
          <table:table-cell table:style-name="ce2" table:formula="of:=69*7" office:value-type="float" office:value="483" calcext:value-type="float">
            <text:p>48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[Calculs.E6]*1.2075" office:value-type="float" office:value="108.675" calcext:value-type="float">
            <text:p>108,68</text:p>
          </table:table-cell>
          <table:table-cell table:style-name="ce2" table:formula="of:=SUM([Calculs.F2:.F6])" office:value-type="float" office:value="362.25" calcext:value-type="float">
            <text:p>362,25</text:p>
          </table:table-cell>
          <table:table-cell table:number-columns-repeated="1017"/>
        </table:table-row>
        <table:table-row table:style-name="ro1">
          <table:table-cell table:style-name="ce7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Calculs.E7]*1.2075" office:value-type="float" office:value="60.375" calcext:value-type="float">
            <text:p>60,38</text:p>
          </table:table-cell>
          <table:table-cell table:style-name="ce2" table:formula="of:=SUM([Calculs.F2:.F7])" office:value-type="float" office:value="422.625" calcext:value-type="float">
            <text:p>422,63</text:p>
          </table:table-cell>
          <table:table-cell table:number-columns-repeated="1017"/>
        </table:table-row>
        <table:table-row table:style-name="ro1">
          <table:table-cell table:style-name="ce7"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Calculs.E8]*1.2075" office:value-type="float" office:value="60.375" calcext:value-type="float">
            <text:p>60,38</text:p>
          </table:table-cell>
          <table:table-cell table:style-name="ce2" table:formula="of:=SUM([Calculs.F2:.F8])" office:value-type="float" office:value="483" calcext:value-type="float">
            <text:p>483</text:p>
          </table:table-cell>
          <table:table-cell table:number-columns-repeated="1017"/>
        </table:table-row>
        <table:table-row table:style-name="ro1">
          <table:table-cell table:style-name="ce7" table:number-columns-repeated="3"/>
          <table:table-cell table:style-name="ce2"/>
          <table:table-cell table:style-name="ce2" table:formula="of:=SUM([Calculs.E2:.E8])" office:value-type="float" office:value="400" calcext:value-type="float">
            <text:p>400</text:p>
          </table:table-cell>
          <table:table-cell table:style-name="ce2" table:formula="of:=[Calculs.E9]*1.2075" office:value-type="float" office:value="483" calcext:value-type="float">
            <text:p>483</text:p>
          </table:table-cell>
          <table:table-cell table:style-name="ce2"/>
          <table:table-cell table:number-columns-repeated="1017"/>
        </table:table-row>
        <table:table-row table:style-name="ro1" table:visibility="collapse" table:number-rows-repeated="6">
          <table:table-cell table:style-name="ce7" table:number-columns-repeated="7"/>
          <table:table-cell table:number-columns-repeated="1017"/>
        </table:table-row>
        <table:table-row table:style-name="ro1" table:visibility="collapse" table:number-rows-repeated="104856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Jours de formation" table:style-name="ta1">
        <table:table-column table:style-name="co13" table:default-cell-style-name="ce10"/>
        <table:table-column table:style-name="co14" table:default-cell-style-name="ce3"/>
        <table:table-column table:style-name="co15" table:default-cell-style-name="ce3"/>
        <table:table-column table:style-name="co6" table:visibility="collapse" table:default-cell-style-name="ce3"/>
        <table:table-column table:style-name="co16" table:visibility="collapse" table:default-cell-style-name="ce3"/>
        <table:table-column table:style-name="co17" table:visibility="collapse" table:default-cell-style-name="ce3"/>
        <table:table-column table:style-name="co18" table:visibility="collapse" table:default-cell-style-name="ce3"/>
        <table:table-column table:style-name="co19" table:visibility="collapse" table:default-cell-style-name="ce3"/>
        <table:table-column table:style-name="co6" table:visibility="collapse" table:number-columns-repeated="1016" table:default-cell-style-name="ce3"/>
        <table:table-row table:style-name="ro1">
          <table:table-cell table:style-name="ce8" office:value-type="string" calcext:value-type="string">
            <text:p>Jours de formation alloués</text:p>
          </table:table-cell>
          <table:table-cell table:style-name="ce1" office:value-type="string" calcext:value-type="string">
            <text:p>Projet(s) correspondant</text:p>
          </table:table-cell>
          <table:table-cell table:style-name="ce1" office:value-type="string" calcext:value-type="string">
            <text:p>Cumul heures</text:p>
          </table:table-cell>
          <table:table-cell table:style-name="ce5"/>
          <table:table-cell table:style-name="ce11" table:number-columns-repeated="4"/>
          <table:table-cell table:style-name="ce5" table:number-columns-repeated="1016"/>
        </table:table-row>
        <table:table-row table:style-name="ro1">
          <table:table-cell table:style-name="ce9" office:value-type="date" office:date-value="2020-05-28" calcext:value-type="date">
            <text:p>28/05/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5-29" calcext:value-type="date">
            <text:p>29/05/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6-05" calcext:value-type="date">
            <text:p>05/06/20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6-11" calcext:value-type="date">
            <text:p>11/06/2020</text:p>
          </table:table-cell>
          <table:table-cell table:style-name="ce2" office:value-type="string" calcext:value-type="string">
            <text:p>1 et 2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6-12" calcext:value-type="date">
            <text:p>12/06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6-19" calcext:value-type="date">
            <text:p>19/06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6-25" calcext:value-type="date">
            <text:p>25/06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6-26" calcext:value-type="date">
            <text:p>26/06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6" calcext:value-type="float">
            <text:p>56</text:p>
          </table:table-cell>
          <table:table-cell/>
          <table:table-cell table:style-name="ce7" table:number-columns-repeated="4"/>
          <table:table-cell table:number-columns-repeated="1016"/>
        </table:table-row>
        <table:table-row table:style-name="ro1">
          <table:table-cell table:style-name="ce9" office:value-type="date" office:date-value="2020-07-03" calcext:value-type="date">
            <text:p>03/07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7-09" calcext:value-type="date">
            <text:p>09/07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7-10" calcext:value-type="date">
            <text:p>10/07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7-17" calcext:value-type="date">
            <text:p>17/07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7-23" calcext:value-type="date">
            <text:p>23/07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7-24" calcext:value-type="date">
            <text:p>24/07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7-31" calcext:value-type="date">
            <text:p>31/07/20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8-06" calcext:value-type="date">
            <text:p>06/08/2020</text:p>
          </table:table-cell>
          <table:table-cell table:style-name="ce2" office:value-type="string" calcext:value-type="string">
            <text:p>2 et 3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8-07" calcext:value-type="date">
            <text:p>07/08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8-28" calcext:value-type="date">
            <text:p>28/08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9-03" calcext:value-type="date">
            <text:p>03/09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9-04" calcext:value-type="date">
            <text:p>04/09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9-11" calcext:value-type="date">
            <text:p>11/09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9-17" calcext:value-type="date">
            <text:p>17/09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9-18" calcext:value-type="date">
            <text:p>18/09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09-25" calcext:value-type="date">
            <text:p>25/09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01" calcext:value-type="date">
            <text:p>01/10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02" calcext:value-type="date">
            <text:p>02/10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09" calcext:value-type="date">
            <text:p>09/10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15" calcext:value-type="date">
            <text:p>15/10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16" calcext:value-type="date">
            <text:p>16/10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23" calcext:value-type="date">
            <text:p>23/10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29" calcext:value-type="date">
            <text:p>29/10/20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0-30" calcext:value-type="date">
            <text:p>30/10/2020</text:p>
          </table:table-cell>
          <table:table-cell table:style-name="ce2" office:value-type="string" calcext:value-type="string">
            <text:p>3 et 4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1-06" calcext:value-type="date">
            <text:p>06/11/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1-20" calcext:value-type="date">
            <text:p>20/11/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1-26" calcext:value-type="date">
            <text:p>26/11/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1-27" calcext:value-type="date">
            <text:p>27/11/20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2-04" calcext:value-type="date">
            <text:p>04/12/2020</text:p>
          </table:table-cell>
          <table:table-cell table:style-name="ce2" office:value-type="string" calcext:value-type="string">
            <text:p>4 et 5</text:p>
          </table:table-cell>
          <table:table-cell table:style-name="ce2"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2-10" calcext:value-type="date">
            <text:p>10/12/20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2-11" calcext:value-type="date">
            <text:p>11/12/20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2-18" calcext:value-type="date">
            <text:p>18/12/20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0-12-24" calcext:value-type="date">
            <text:p>24/12/20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1-07" calcext:value-type="date">
            <text:p>07/01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1-08" calcext:value-type="date">
            <text:p>08/01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1-15" calcext:value-type="date">
            <text:p>15/01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1-21" calcext:value-type="date">
            <text:p>21/01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1-22" calcext:value-type="date">
            <text:p>22/01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1-29" calcext:value-type="date">
            <text:p>29/01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2-04" calcext:value-type="date">
            <text:p>04/02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2-05" calcext:value-type="date">
            <text:p>05/02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2-12" calcext:value-type="date">
            <text:p>12/02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2-18" calcext:value-type="date">
            <text:p>18/02/20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2-19" calcext:value-type="date">
            <text:p>19/02/2021</text:p>
          </table:table-cell>
          <table:table-cell table:style-name="ce2" office:value-type="string" calcext:value-type="string">
            <text:p>5 et 6</text:p>
          </table:table-cell>
          <table:table-cell table:style-name="ce2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2-26" calcext:value-type="date">
            <text:p>26/02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3-04" calcext:value-type="date">
            <text:p>04/03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3-05" calcext:value-type="date">
            <text:p>05/03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3-12" calcext:value-type="date">
            <text:p>12/03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3-18" calcext:value-type="date">
            <text:p>18/03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3-19" calcext:value-type="date">
            <text:p>19/03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3-26" calcext:value-type="date">
            <text:p>26/03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01" calcext:value-type="date">
            <text:p>01/04/202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02" calcext:value-type="date">
            <text:p>02/04/2021</text:p>
          </table:table-cell>
          <table:table-cell table:style-name="ce2" office:value-type="string" calcext:value-type="string">
            <text:p>6 et 7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09" calcext:value-type="date">
            <text:p>09/04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15" calcext:value-type="date">
            <text:p>15/04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16" calcext:value-type="date">
            <text:p>16/04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23" calcext:value-type="date">
            <text:p>23/04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29" calcext:value-type="date">
            <text:p>29/04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4-30" calcext:value-type="date">
            <text:p>30/04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5-07" calcext:value-type="date">
            <text:p>07/05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1-05-14" calcext:value-type="date">
            <text:p>14/05/202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83" calcext:value-type="float">
            <text:p>483</text:p>
          </table:table-cell>
          <table:table-cell table:number-columns-repeated="1021"/>
        </table:table-row>
        <table:table-row table:style-name="ro1" table:visibility="collapse" table:number-rows-repeated="104850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00/00/0000</text:date>, <text:time style:data-style-name="N2" text:time-value="16:48:58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8M11S</meta:editing-duration>
    <meta:editing-cycles>12</meta:editing-cycles>
    <meta:generator>LibreOffice/5.0.1.2$Windows_x86 LibreOffice_project/81898c9f5c0d43f3473ba111d7b351050be20261</meta:generator>
    <dc:date>2020-05-24T18:34:45.813000000</dc:date>
    <meta:document-statistic meta:table-count="3" meta:cell-count="294" meta:object-count="0"/>
    <meta:user-defined meta:name="Info 1"/>
    <meta:user-defined meta:name="Info 2"/>
    <meta:user-defined meta:name="Info 3"/>
    <meta:user-defined meta:name="Info 4"/>
  </office:meta>
</office:document-meta>
</file>